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087583" style:font-size-asian="10pt" style:font-size-complex="10pt"/>
    </style:style>
    <style:style style:name="P2" style:family="paragraph" style:parent-style-name="Header">
      <style:text-properties fo:font-size="10pt" officeooo:rsid="001adc7e" officeooo:paragraph-rsid="0001ebb9" style:font-size-asian="10pt" style:font-size-complex="10pt"/>
    </style:style>
    <style:style style:name="P3" style:family="paragraph" style:parent-style-name="Standard">
      <style:text-properties officeooo:paragraph-rsid="000677eb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0677eb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26pt" fo:font-weight="bold" officeooo:paragraph-rsid="000677eb" style:font-size-asian="26pt" style:font-weight-asian="bold" style:font-size-complex="26pt"/>
    </style:style>
    <style:style style:name="P6" style:family="paragraph" style:parent-style-name="Standard" style:list-style-name="WW8Num6">
      <style:text-properties fo:font-style="italic" style:text-underline-style="solid" style:text-underline-width="auto" style:text-underline-color="font-color" officeooo:paragraph-rsid="000677eb" style:font-style-asian="italic"/>
    </style:style>
    <style:style style:name="P7" style:family="paragraph" style:parent-style-name="Standard">
      <style:text-properties style:text-underline-style="solid" style:text-underline-width="auto" style:text-underline-color="font-color" officeooo:paragraph-rsid="000677eb"/>
    </style:style>
    <style:style style:name="T1" style:family="text">
      <style:text-properties officeooo:rsid="0009a915"/>
    </style:style>
    <style:style style:name="T2" style:family="text">
      <style:text-properties officeooo:rsid="000ccb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<text:span text:style-name="T2">6</text:span> : Le rangement sur étagère</text:p>
      <text:p text:style-name="P3"/>
      <text:p text:style-name="P3"/>
      <text:p text:style-name="P3"/>
      <text:p text:style-name="P3"/>
      <text:p text:style-name="P3">Sur une étagère classique vous voulez stocker des cartons de 20x20x10 cm (Longueur x Largeur x Hauteur) contenant des petites pièces.</text:p>
      <text:p text:style-name="P3"/>
      <text:p text:style-name="P3">Cette étagère comporte 5 tablettes dont la dimension est de 100 cm x 100 cm disposées à une hauteur de 45 cm des unes des autres (hauteur étagère = 2,40 m).</text:p>
      <text:p text:style-name="P3"/>
      <text:p text:style-name="P3">Il faut laisser 5 cm de marge entre le dernier carton et l’étagère du dessus.</text:p>
      <text:p text:style-name="P3"/>
      <text:p text:style-name="P3"/>
      <text:list xml:id="list6957899886367032712" text:style-name="WW8Num6">
        <text:list-item>
          <text:p text:style-name="P6">Déterminer le nombre de cartons que nous pouvons stocker sur les 5 tablettes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2126447146019" text:continue-numbering="true" text:style-name="WW8Num6">
        <text:list-item>
          <text:p text:style-name="P6">Vérifiez la compatibilité de poids sachant que l‘étagère supporte 200 kg et que nos cartons pèsent 800 g une fois complétés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list xml:id="list202126448146808" text:continue-numbering="true" text:style-name="WW8Num6">
        <text:list-item>
          <text:p text:style-name="P6">Que pouvez-vous en conclure 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font-style="italic" style:font-style-asian="italic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087583" style:font-size-asian="10pt" style:font-size-complex="10pt"/>
    </style:style>
    <style:style style:name="MP2" style:family="paragraph" style:parent-style-name="Header">
      <style:text-properties fo:font-size="10pt" officeooo:rsid="001adc7e" officeooo:paragraph-rsid="0001ebb9" style:font-size-asian="10pt" style:font-size-complex="10pt"/>
    </style:style>
    <style:style style:name="MT1" style:family="text">
      <style:text-properties officeooo:rsid="000ccb0e"/>
    </style:style>
    <style:page-layout style:name="Mpm1">
      <style:page-layout-properties fo:page-width="21.001cm" fo:page-height="29.7cm" style:num-format="1" style:print-orientation="portrait" fo:margin-top="1.13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97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UT QLIO – Gestion physique des stocks<text:tab/><text:tab/>Ex<text:span text:style-name="MT1">6</text:span> : le rangement sur étagère</text:p>
        <text:p text:style-name="MP2">Stéphane WAH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15:27:13.400000000</meta:creation-date>
    <dc:date>2014-12-14T20:21:26.360000000</dc:date>
    <meta:editing-duration>PT4M40S</meta:editing-duration>
    <meta:editing-cycles>11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9" meta:word-count="129" meta:character-count="714" meta:non-whitespace-character-count="595"/>
  </office:meta>
</office:document-meta>
</file>